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 style:list-style-name="L3"/>
    <style:style style:name="P2" style:family="paragraph" style:parent-style-name="Standard">
      <style:paragraph-properties fo:text-align="center" style:justify-single-word="false"/>
      <style:text-properties fo:font-size="24pt" fo:language="es" fo:country="ES" style:text-underline-style="solid" style:text-underline-width="auto" style:text-underline-color="font-color" fo:font-weight="bold" officeooo:rsid="000161a0" officeooo:paragraph-rsid="000161a0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es" fo:country="ES" style:text-underline-style="none" fo:font-weight="normal" officeooo:rsid="000161a0" officeooo:paragraph-rsid="000161a0" style:font-size-asian="10.5pt" style:font-weight-asian="normal" style:font-size-complex="12pt" style:font-weight-complex="normal"/>
    </style:style>
    <style:style style:name="P4" style:family="paragraph" style:parent-style-name="Standard" style:list-style-name="L1"/>
    <style:style style:name="T1" style:family="text">
      <style:text-properties officeooo:rsid="0002a79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critura en PC para personas con disminución motriz severa</text:p>
      <text:p text:style-name="P2"/>
      <text:p text:style-name="P3">Para el desarrollo del <text:span text:style-name="T1">proyecto</text:span> se <text:span text:style-name="T1">trabajara</text:span> <text:s/><text:span text:style-name="T1">con</text:span> señales cerebrales, puntualmente las que se generan por estímulos visuales. El proyecto mencionado se conoce como (BCI – Brain Computer Interface) y por este motivo la adquisición de las señales EEG es de vital importancia, por lo cual el AFE seleccionado sera el ADS1299.</text:p>
      <text:p text:style-name="P3"/>
      <text:p text:style-name="P3">Dentro de las normas que aplicarían para el proyecto se encuentran:</text:p>
      <text:p text:style-name="P3"/>
      <text:list xml:id="list1751679269" text:style-name="L3">
        <text:list-item>
          <text:p text:style-name="P1">UNE-EN 60601-2-26: Requisitos particulares para la seguridad de los electroencefalógrafos</text:p>
        </text:list-item>
        <text:list-item>
          <text:p text:style-name="P1">IEC 60601-2-26: Particular requirements for the basic safety and essential performance of electroencephalographs</text:p>
        </text:list-item>
      </text:list>
      <text:list xml:id="list2862696368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22:21:18.384855348</meta:creation-date>
    <dc:date>2022-04-13T01:16:21.719270806</dc:date>
    <meta:editing-duration>PT4M43S</meta:editing-duration>
    <meta:editing-cycles>1</meta:editing-cycles>
    <meta:generator>LibreOffice/7.2.0.4$Linux_X86_64 LibreOffice_project/9a9c6381e3f7a62afc1329bd359cc48accb6435b</meta:generator>
    <meta:document-statistic meta:table-count="0" meta:image-count="0" meta:object-count="0" meta:page-count="1" meta:paragraph-count="6" meta:word-count="97" meta:character-count="652" meta:non-whitespace-character-count="561"/>
  </office:meta>
</office:document-meta>
</file>